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古印體" svg:font-family="華康古印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4.767cm" table:align="center" style:writing-mode="lr-tb"/>
    </style:style>
    <style:style style:name="表格1.A" style:family="table-column">
      <style:table-column-properties style:column-width="1.461cm"/>
    </style:style>
    <style:style style:name="表格1.B" style:family="table-column">
      <style:table-column-properties style:column-width="4.128cm"/>
    </style:style>
    <style:style style:name="表格1.C" style:family="table-column">
      <style:table-column-properties style:column-width="9.17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表格1.C1" style:family="table-cell">
      <style:table-cell-properties style:vertical-align="top" fo:padding-left="0.191cm" fo:padding-right="0.191cm" fo:padding-top="0cm" fo:padding-bottom="0cm" fo:border="0.5pt dotted #000000" style:writing-mode="lr-tb"/>
    </style:style>
    <style:style style:name="P1" style:family="paragraph" style:parent-style-name="Standard">
      <style:text-properties style:font-name="華康古印體" style:font-name-asian="華康古印體"/>
    </style:style>
    <style:style style:name="P2" style:family="paragraph" style:parent-style-name="Standard">
      <style:paragraph-properties fo:text-align="center" style:justify-single-word="false"/>
      <style:text-properties style:font-name="華康古印體" style:font-name-asian="華康古印體"/>
    </style:style>
    <style:style style:name="P3" style:family="paragraph" style:parent-style-name="Standard">
      <style:paragraph-properties style:snap-to-layout-grid="false"/>
      <style:text-properties style:font-name="華康古印體" style:font-name-asian="華康古印體"/>
    </style:style>
    <style:style style:name="P4" style:family="paragraph" style:parent-style-name="Standard" style:list-style-name="WW8Num2">
      <style:paragraph-properties>
        <style:tab-stops>
          <style:tab-stop style:position="1.905cm"/>
        </style:tab-stops>
      </style:paragraph-properties>
      <style:text-properties style:font-name="華康古印體" style:font-name-asian="華康古印體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華康古印體" fo:font-weight="bold" style:font-name-asian="華康古印體" style:font-weight-asian="bold"/>
    </style:style>
    <style:style style:name="P6" style:family="paragraph" style:parent-style-name="Standard" style:list-style-name="WW8Num2">
      <style:paragraph-properties>
        <style:tab-stops>
          <style:tab-stop style:position="1.905cm"/>
        </style:tab-stops>
      </style:paragraph-properties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華康古印體" fo:font-size="20pt" fo:font-weight="bold" style:font-name-asian="華康古印體" style:font-size-asian="20pt" style:font-weight-asian="bold" style:font-size-complex="20pt"/>
    </style:style>
    <style:style style:name="T1" style:family="text">
      <style:text-properties style:font-name="華康古印體" style:font-name-asian="華康古印體"/>
    </style:style>
    <style:style style:name="T2" style:family="text">
      <style:text-properties style:font-name="華康古印體" style:font-name-asian="華康古印體" style:font-name-complex="華康古印體"/>
    </style:style>
    <style:style style:name="T3" style:family="text">
      <style:text-properties style:font-name="華康古印體" fo:font-size="14pt" fo:font-weight="bold" style:font-name-asian="華康古印體" style:font-size-asian="14pt" style:font-weight-asian="bold" style:font-size-complex="14pt"/>
    </style:style>
    <style:style style:name="T4" style:family="text">
      <style:text-properties style:font-name="華康古印體" fo:font-size="14pt" fo:font-weight="bold" style:font-name-asian="華康古印體" style:font-size-asian="14pt" style:font-weight-asian="bold" style:font-name-complex="華康古印體" style:font-size-complex="14pt"/>
    </style:style>
    <style:style style:name="T5" style:family="text">
      <style:text-properties style:font-name="華康古印體" fo:font-size="14pt" style:text-underline-style="solid" style:text-underline-width="auto" style:text-underline-color="font-color" fo:font-weight="bold" style:font-name-asian="華康古印體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校外活動於輔大舉辦申請表暨同意書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2">一、</text:p>
          </table:table-cell>
          <table:table-cell table:style-name="表格1.A1" office:value-type="string">
            <text:p text:style-name="P1">活動名稱：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2">二、</text:p>
          </table:table-cell>
          <table:table-cell table:style-name="表格1.A1" office:value-type="string">
            <text:p text:style-name="P1">活動時間：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2">三、</text:p>
          </table:table-cell>
          <table:table-cell table:style-name="表格1.A1" office:value-type="string">
            <text:p text:style-name="P1">舉辦單位：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2">四、</text:p>
          </table:table-cell>
          <table:table-cell table:style-name="表格1.A1" office:value-type="string">
            <text:p text:style-name="P1">詳細活動內容：</text:p>
          </table:table-cell>
          <table:table-cell table:style-name="表格1.C1" office:value-type="string">
            <text:p text:style-name="P3"/>
            <text:p text:style-name="P1"/>
            <text:p text:style-name="P1"/>
            <text:p text:style-name="P1"/>
          </table:table-cell>
        </table:table-row>
        <table:table-row table:style-name="表格1.1">
          <table:table-cell table:style-name="表格1.A1" office:value-type="string">
            <text:p text:style-name="P2">五、</text:p>
          </table:table-cell>
          <table:table-cell table:style-name="表格1.A1" office:value-type="string">
            <text:p text:style-name="P1">需要校方配合事項：</text:p>
          </table:table-cell>
          <table:table-cell table:style-name="表格1.C1" office:value-type="string">
            <text:p text:style-name="P3"/>
            <text:p text:style-name="P1"/>
            <text:p text:style-name="P1"/>
            <text:p text:style-name="P1"/>
          </table:table-cell>
        </table:table-row>
        <table:table-row table:style-name="表格1.1">
          <table:table-cell table:style-name="表格1.A1" office:value-type="string">
            <text:p text:style-name="P2">六、</text:p>
          </table:table-cell>
          <table:table-cell table:style-name="表格1.A1" office:value-type="string">
            <text:p text:style-name="P1">活動主要聯絡人：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">1.姓名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">2.職稱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">3.手機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2">七、</text:p>
          </table:table-cell>
          <table:table-cell table:style-name="表格1.A1" office:value-type="string">
            <text:p text:style-name="P1">校方業務承辦人員：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">1.姓名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">2.職稱</text:p>
          </table:table-cell>
          <table:table-cell table:style-name="表格1.C1" office:value-type="string"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1">3.分機</text:p>
          </table:table-cell>
          <table:table-cell table:style-name="表格1.C1" office:value-type="string">
            <text:p text:style-name="P3"/>
          </table:table-cell>
        </table:table-row>
      </table:table>
      <text:p text:style-name="Standard"><text:span text:style-name="T4">※</text:span><text:span text:style-name="T3">茲同意 <text:s/>於輔仁大學舉辦活動時遵守下列各項事宜</text:span></text:p>
      <text:list xml:id="list4126836966" text:style-name="WW8Num2">
        <text:list-item>
          <text:p text:style-name="P4">除了本申請表，活動申請單位須另行發送公文於校方以利活動申請。</text:p>
        </text:list-item>
        <text:list-item>
          <text:p text:style-name="P6"><text:span text:style-name="T1">活動內容屬性須顧及輔仁大學學術風氣、校園安全及宗教氛圍，以不破壞輔大既有良好形象為前提。</text:span></text:p>
        </text:list-item>
        <text:list-item>
          <text:p text:style-name="P6"><text:span text:style-name="T1">活動進行過程均於事前與校方妥善溝通，並同意本業務負責人全程陪同參與。</text:span></text:p>
        </text:list-item>
        <text:list-item>
          <text:p text:style-name="P6"><text:span text:style-name="T1">不干擾校內課程進行，並不可破壞校內，各設施、建築物、花草樹木。</text:span></text:p>
        </text:list-item>
        <text:list-item>
          <text:p text:style-name="P4">不可騷擾校內學生，並不可強迫學生參與。</text:p>
        </text:list-item>
        <text:list-item>
          <text:p text:style-name="P6"><text:span text:style-name="T1">校方原則上只協助安排場地商借及與相關系所處室溝通，其他關於人力調動、學生安排或氣氛營造則需要主辦單位自行企劃。</text:span></text:p>
        </text:list-item>
        <text:list-item>
          <text:p text:style-name="P6"><text:span text:style-name="T1">校內場地出借須依照校內收費標準付費。</text:span></text:p>
        </text:list-item>
        <text:list-item>
          <text:p text:style-name="P4">於活動進行是日，主辦單位須於活動舉辦前一小時主動聯絡本業務負責人員。</text:p>
        </text:list-item>
        <text:list-item>
          <text:p text:style-name="P6"><text:span text:style-name="T1">進入校園的車輛，須於事前統計並通知本校業務承辦人員，且依照校內停車計費方式付費。</text:span></text:p>
        </text:list-item>
        <text:list-item>
          <text:p text:style-name="P6"><text:span text:style-name="T1">在不侵犯版權的情況下，活動中若有錄影，於播出後兩週內，請拷貝乙份予校方作為存檔之用。</text:span></text:p>
        </text:list-item>
      </text:list>
      <text:p text:style-name="P1"/>
      <text:p text:style-name="P1"/>
      <text:p text:style-name="Standard"><text:span text:style-name="T2"><text:s text:c="15"/></text:span><text:span text:style-name="T3">本單位同意上述各項事宜，單位(簽章)</text:span><text:span text:style-name="T5"> <text:s text:c="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古印體" svg:font-family="華康古印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華康古印體" fo:font-family="華康古印體" style:font-family-generic="script" style:font-name-asian="華康古印體" style:font-family-asian="華康古印體" style:font-family-generic-asian="scri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2.328cm" fo:text-indent="-0.847cm" fo:margin-left="2.32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847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022cm" fo:text-indent="-0.847cm" fo:margin-left="4.022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868cm" fo:text-indent="-0.847cm" fo:margin-left="4.86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847cm" fo:margin-left="5.71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6.562cm" fo:text-indent="-0.847cm" fo:margin-left="6.562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7.408cm" fo:text-indent="-0.847cm" fo:margin-left="7.408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校外活動於輔大舉辦申請表暨同意書</dc:title>
    <meta:initial-creator>張榮盈</meta:initial-creator>
    <meta:creation-date>2006-02-21T11:46:00</meta:creation-date>
    <dc:creator>edu</dc:creator>
    <dc:date>2006-02-22T13:48:00</dc:date>
    <meta:print-date>2006-02-21T11:46:00</meta:print-date>
    <meta:editing-cycles>12</meta:editing-cycles>
    <meta:editing-duration>PT52M</meta:editing-duration>
    <meta:document-statistic meta:table-count="1" meta:image-count="0" meta:object-count="0" meta:page-count="1" meta:paragraph-count="33" meta:word-count="493" meta:character-count="549" meta:non-whitespace-character-count="510"/>
    <meta:generator>LibreOffice/5.3.7.2$Windows_X86_64 LibreOffice_project/6b8ed514a9f8b44d37a1b96673cbbdd077e24059</meta:generator>
  </office:meta>
</office:document-meta>
</file>